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E0000006D74F11FB7C6952E5C.png" manifest:media-type="image/png"/>
  <manifest:file-entry manifest:full-path="Pictures/100002010000050C00000275CAAE8687B0B25941.png" manifest:media-type="image/png"/>
  <manifest:file-entry manifest:full-path="Pictures/10000201000002E5000000798CB3837568F8C6B3.png" manifest:media-type="image/png"/>
  <manifest:file-entry manifest:full-path="Pictures/10000201000002060000002C5642C6B72B45F651.png" manifest:media-type="image/png"/>
  <manifest:file-entry manifest:full-path="Pictures/1000020100000324000001175D163FCC50A8CA55.png" manifest:media-type="image/png"/>
  <manifest:file-entry manifest:full-path="Pictures/100002010000022E000001176A9E9691F96CE4EB.png" manifest:media-type="image/png"/>
  <manifest:file-entry manifest:full-path="Pictures/10000201000001FC0000005E05C558B3CE352598.png" manifest:media-type="image/png"/>
  <manifest:file-entry manifest:full-path="Pictures/100002010000020200000035CFA72AFF9936A0AF.png" manifest:media-type="image/png"/>
  <manifest:file-entry manifest:full-path="Pictures/10000201000001FD000000D5A906174FCEF18D5B.png" manifest:media-type="image/png"/>
  <manifest:file-entry manifest:full-path="Pictures/10000201000001AD0000005DBDA1D19EC63B6B99.png" manifest:media-type="image/png"/>
  <manifest:file-entry manifest:full-path="Pictures/100002010000050400000275C2E2ECF88078B10C.png" manifest:media-type="image/png"/>
  <manifest:file-entry manifest:full-path="Pictures/10000201000002110000002EA41713D8D250FC8D.png" manifest:media-type="image/png"/>
  <manifest:file-entry manifest:full-path="Pictures/10000201000002A10000012A7B93B0453EFECD2A.png" manifest:media-type="image/png"/>
  <manifest:file-entry manifest:full-path="Pictures/10000201000001EA00000030DB79D144D60F46C0.png" manifest:media-type="image/png"/>
  <manifest:file-entry manifest:full-path="Pictures/100002010000020600000034FB313D793D1802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736" officeooo:paragraph-rsid="000aa736"/>
    </style:style>
    <style:style style:name="P2" style:family="paragraph" style:parent-style-name="Standard">
      <style:text-properties officeooo:rsid="000b801a" officeooo:paragraph-rsid="000b801a"/>
    </style:style>
    <style:style style:name="P3" style:family="paragraph" style:parent-style-name="Standard">
      <style:text-properties officeooo:rsid="000bc0a8" officeooo:paragraph-rsid="000bc0a8"/>
    </style:style>
    <style:style style:name="P4" style:family="paragraph" style:parent-style-name="Standard">
      <style:paragraph-properties fo:break-before="page"/>
      <style:text-properties officeooo:rsid="000b801a" officeooo:paragraph-rsid="000b80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P1"><draw:frame draw:style-name="fr1" draw:name="Image1" text:anchor-type="char" svg:width="17cm" svg:height="2.775cm" draw:z-index="0"><draw:image xlink:href="Pictures/10000201000002E5000000798CB3837568F8C6B3.png" xlink:type="simple" xlink:show="embed" xlink:actuate="onLoad" loext:mime-type="image/png"/></draw:frame>2</text:p>
      <text:p text:style-name="P1"><draw:frame draw:style-name="fr4" draw:name="Image2" text:anchor-type="char" svg:width="14.764cm" svg:height="7.382cm" draw:z-index="1"><draw:image xlink:href="Pictures/100002010000022E000001176A9E9691F96CE4EB.png" xlink:type="simple" xlink:show="embed" xlink:actuate="onLoad" loext:mime-type="image/png"/></draw:frame>3</text:p>
      <text:p text:style-name="P1"/>
      <text:p text:style-name="P1"><draw:frame draw:style-name="fr3" draw:name="Image3" text:anchor-type="char" svg:width="17cm" svg:height="8.276cm" draw:z-index="2"><draw:image xlink:href="Pictures/100002010000050C00000275CAAE8687B0B25941.png" xlink:type="simple" xlink:show="embed" xlink:actuate="onLoad" loext:mime-type="image/png"/></draw:frame>4</text:p>
      <text:p text:style-name="P1"><draw:frame draw:style-name="fr2" draw:name="Image5" text:anchor-type="char" svg:x="-0.191cm" svg:y="0.286cm" svg:width="11.351cm" svg:height="2.461cm" draw:z-index="4"><draw:image xlink:href="Pictures/10000201000001AD0000005DBDA1D19EC63B6B9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5</text:p>
      <text:p text:style-name="P1"><draw:frame draw:style-name="fr2" draw:name="Image4" text:anchor-type="char" svg:x="0.524cm" svg:y="0.302cm" svg:width="11.351cm" svg:height="2.461cm" draw:z-index="3"><draw:image xlink:href="Pictures/10000201000001FC0000005E05C558B3CE352598.png" xlink:type="simple" xlink:show="embed" xlink:actuate="onLoad" loext:mime-type="image/png"/></draw:frame></text:p>
      <text:p text:style-name="P2"><draw:frame draw:style-name="fr2" draw:name="Image6" text:anchor-type="char" svg:x="-0.296cm" svg:y="3.463cm" svg:width="13.467cm" svg:height="5.636cm" draw:z-index="5"><draw:image xlink:href="Pictures/10000201000001FD000000D5A906174FCEF18D5B.png" xlink:type="simple" xlink:show="embed" xlink:actuate="onLoad" loext:mime-type="image/png"/></draw:frame><draw:frame draw:style-name="fr2" draw:name="Image7" text:anchor-type="char" svg:x="-0.82cm" svg:y="10.209cm" svg:width="17cm" svg:height="8.327cm" draw:z-index="6"><draw:image xlink:href="Pictures/100002010000050400000275C2E2ECF88078B10C.png" xlink:type="simple" xlink:show="embed" xlink:actuate="onLoad" loext:mime-type="image/png"/></draw:frame></text:p>
      <text:p text:style-name="P4"/>
      <text:p text:style-name="P3"><draw:frame draw:style-name="fr2" draw:name="Image8" text:anchor-type="char" svg:x="-0.429cm" svg:y="12.991cm" svg:width="14.155cm" svg:height="1.535cm" draw:z-index="7"><draw:image xlink:href="Pictures/10000201000002060000002C5642C6B72B45F651.png" xlink:type="simple" xlink:show="embed" xlink:actuate="onLoad" loext:mime-type="image/png"/></draw:frame><draw:frame draw:style-name="fr2" draw:name="Image9" text:anchor-type="char" svg:x="-0.363cm" svg:y="0.661cm" svg:width="13.6cm" svg:height="1.402cm" draw:z-index="8"><draw:image xlink:href="Pictures/100002010000020200000035CFA72AFF9936A0AF.png" xlink:type="simple" xlink:show="embed" xlink:actuate="onLoad" loext:mime-type="image/png"/></draw:frame><draw:frame draw:style-name="fr2" draw:name="Image11" text:anchor-type="char" svg:x="-0.482cm" svg:y="10.954cm" svg:width="13.996cm" svg:height="1.217cm" draw:z-index="10"><draw:image xlink:href="Pictures/10000201000002110000002EA41713D8D250FC8D.png" xlink:type="simple" xlink:show="embed" xlink:actuate="onLoad" loext:mime-type="image/png"/></draw:frame><draw:frame draw:style-name="fr2" draw:name="Image10" text:anchor-type="char" svg:x="-0.503cm" svg:y="2.868cm" svg:width="17cm" svg:height="7.527cm" draw:z-index="9"><draw:image xlink:href="Pictures/10000201000002A10000012A7B93B0453EFECD2A.png" xlink:type="simple" xlink:show="embed" xlink:actuate="onLoad" loext:mime-type="image/png"/></draw:frame>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2" text:anchor-type="char" svg:x="-0.522cm" svg:y="0.466cm" svg:width="13.705cm" svg:height="1.376cm" draw:z-index="11"><draw:image xlink:href="Pictures/100002010000020600000034FB313D793D18024E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2" draw:name="Image13" text:anchor-type="char" svg:x="-0.284cm" svg:y="0.259cm" svg:width="12.965cm" svg:height="1.27cm" draw:z-index="12"><draw:image xlink:href="Pictures/10000201000001EA00000030DB79D144D60F46C0.png" xlink:type="simple" xlink:show="embed" xlink:actuate="onLoad" loext:mime-type="image/png"/></draw:frame></text:p>
      <text:p text:style-name="P3"/>
      <text:p text:style-name="P3"/>
      <text:p text:style-name="P3"><draw:frame draw:style-name="fr2" draw:name="Image14" text:anchor-type="char" svg:x="-0.265cm" svg:y="0.337cm" svg:width="17cm" svg:height="5.898cm" draw:z-index="13"><draw:image xlink:href="Pictures/1000020100000324000001175D163FCC50A8CA55.png" xlink:type="simple" xlink:show="embed" xlink:actuate="onLoad" loext:mime-type="image/png"/></draw:frame>4</text:p>
      <text:p text:style-name="P3"><text:soft-page-break/></text:p>
      <text:p text:style-name="P3"/>
      <text:p text:style-name="P3"><draw:frame draw:style-name="fr1" draw:name="Image15" text:anchor-type="char" svg:width="17cm" svg:height="2.148cm" draw:z-index="14"><draw:image xlink:href="Pictures/100002010000035E0000006D74F11FB7C6952E5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0T14:55:49.169223864</meta:creation-date>
    <dc:date>2023-06-20T15:20:23.464546639</dc:date>
    <meta:editing-duration>PT4M14S</meta:editing-duration>
    <meta:editing-cycles>1</meta:editing-cycles>
    <meta:document-statistic meta:table-count="0" meta:image-count="15" meta:object-count="0" meta:page-count="4" meta:paragraph-count="7" meta:word-count="7" meta:character-count="7" meta:non-whitespace-character-count="7"/>
    <meta:generator>LibreOffice/6.4.2.2$Linux_X86_64 LibreOffice_project/40$Build-2</meta:generator>
  </office:meta>
</office:document-meta>
</file>